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.601cm" svg:height="8.751cm" svg:x="0.092cm" svg:y="11.41cm">
            <draw:object draw:notify-on-update-of-ranges="Sheet1.A1:Sheet1.A1 Sheet1.A2:Sheet1.A25 Sheet1.B1:Sheet1.B1 Sheet1.B2:Sheet1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Referências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2" table:number-rows-repeated="17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55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5T16:37:49.847397529</meta:creation-date>
    <dc:date>2014-05-25T16:56:29.910212135</dc:date>
    <meta:editing-duration>PT1M29S</meta:editing-duration>
    <meta:editing-cycles>3</meta:editing-cycles>
    <meta:generator>LibreOffice/4.1.3.2$Linux_X86_64 LibreOffice_project/41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602cm" svg:height="8.752cm" xlink:href=".." xlink:type="simple" chart:class="chart:bar" chart:style-name="ch1">
        <chart:legend chart:legend-position="end" svg:x="25.048cm" svg:y="4.077cm" style:legend-expansion="high" chart:style-name="ch2"/>
        <chart:plot-area chart:style-name="ch3" table:cell-range-address="Sheet1.A1:Sheet1.B25" chart:data-source-has-labels="both" svg:x="1.002cm" svg:y="0.835cm" svg:width="22.942cm" svg:height="7.322cm">
          <chartooo:coordinate-region svg:x="1.623cm" svg:y="1.034cm" svg:width="22.321cm" svg:height="6.476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ência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968">
                <text:p>1970</text:p>
                <draw:g>
                  <svg:desc>Sheet1.A2:Sheet1.A25</svg:desc>
                </draw:g>
              </table:table-cell>
              <table:table-cell office:value-type="float" office:value="1">
                <text:p>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